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2cd1" officeooo:paragraph-rsid="00122cd1"/>
    </style:style>
    <style:style style:name="P2" style:family="paragraph" style:parent-style-name="Standard">
      <style:text-properties officeooo:rsid="00122cd1" officeooo:paragraph-rsid="001519a2"/>
    </style:style>
    <style:style style:name="P3" style:family="paragraph" style:parent-style-name="Standard">
      <style:paragraph-properties fo:text-align="justify" style:justify-single-word="false"/>
      <style:text-properties fo:color="#000000" style:text-underline-style="solid" style:text-underline-width="auto" style:text-underline-color="font-color" fo:font-weight="bold"/>
    </style:style>
    <style:style style:name="P4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text-underline-style="none" style:text-blinking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cm" fo:margin-right="0cm" fo:margin-top="0cm" fo:margin-bottom="0.247cm" loext:contextual-spacing="false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.247cm" loext:contextual-spacing="false" fo:text-indent="0cm" style:auto-text-indent="false"/>
      <style:text-properties fo:color="#000000"/>
    </style:style>
    <style:style style:name="P8" style:family="paragraph" style:parent-style-name="Standard">
      <style:paragraph-properties fo:margin-left="0cm" fo:margin-right="0cm" fo:margin-top="0cm" fo:margin-bottom="0.056cm" loext:contextual-spacing="false" fo:text-indent="0cm" style:auto-text-indent="false"/>
    </style:style>
    <style:style style:name="P9" style:family="paragraph" style:parent-style-name="Standard">
      <style:paragraph-properties fo:margin-left="0cm" fo:margin-right="0cm" fo:margin-top="0cm" fo:margin-bottom="0.056cm" loext:contextual-spacing="false" fo:text-indent="0cm" style:auto-text-indent="false"/>
      <style:text-properties style:text-underline-style="solid" style:text-underline-width="auto" style:text-underline-color="font-color" fo:font-weight="bold"/>
    </style:style>
    <style:style style:name="T1" style:family="text">
      <style:text-properties fo:color="#000000"/>
    </style:style>
    <style:style style:name="T2" style:family="text">
      <style:text-properties fo:color="#000000" style:font-name="Symbol"/>
    </style:style>
    <style:style style:name="T3" style:family="text">
      <style:text-properties fo:font-variant="normal" fo:text-transform="none" style:font-name="Symbol"/>
    </style:style>
    <style:style style:name="T4" style:family="text">
      <style:text-properties fo:font-variant="normal" fo:text-transform="none" fo:color="#000000" style:font-name="Symbol"/>
    </style:style>
    <style:style style:name="T5" style:family="text">
      <style:text-properties style:font-name="Symbol"/>
    </style:style>
    <style:style style:name="T6" style:family="text">
      <style:text-properties officeooo:rsid="001519a2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Primary skills:</text:p>
      <text:p text:style-name="P1"/>
      <text:p text:style-name="P2">C, <text:span text:style-name="T6">GDB, </text:span>CPP, Python, GIT, BLE, yocto, Linux kernel, ALSA, BSP, ARM and shell.</text:p>
      <text:p text:style-name="P1"/>
      <text:p text:style-name="P1">Secondary skills:</text:p>
      <text:p text:style-name="P1"/>
      <text:p text:style-name="P2">jenkins, Android, <text:span text:style-name="T6">DSP, Strace, KGDB, </text:span>Gstreamer <text:span text:style-name="T6">and </text:span>Linaro <text:span text:style-name="T6">tool chain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section text:style-name="Sect1" text:name="yiv0878455154yui_3_16_0_ym19_1_1509426400155_12279">
        <text:p text:style-name="P3"><text:bookmark text:name="yiv0878455154yui_3_16_0_ym19_1_1509426400155_12282"/><text:bookmark text:name="yiv0878455154yui_3_16_0_ym19_1_1509426400155_12281"/><text:bookmark text:name="yiv0878455154yui_3_16_0_ym19_1_1509426400155_12280"/>Roles &amp; Responsibilities:</text:p>
      </text:section>
      <text:section text:style-name="Sect1" text:name="yiv0878455154yui_3_16_0_ym19_1_1509426400155_12283">
        <text:p text:style-name="P4"/>
      </text:section>
      <text:section text:style-name="Sect1" text:name="yiv0878455154yui_3_16_0_ym19_1_1509426400155_12288">
        <text:p text:style-name="P5"><text:bookmark text:name="yiv0878455154yui_3_16_0_ym19_1_1509426400155_12289"/><text:span text:style-name="T1">As a </text:span><text:bookmark text:name="yiv0878455154yui_3_16_0_ym19_1_1509426400155_12290"/>Software Engineer responsible for<text:bookmark text:name="yiv0878455154yui_3_16_0_ym19_1_1509426400155_12292"/><text:bookmark text:name="yiv0878455154yui_3_16_0_ym19_1_1509426400155_12291"/></text:p>
      </text:section>
      <text:section text:style-name="Sect1" text:name="yiv0878455154yui_3_16_0_ym19_1_1509426400155_12293">
        <text:p text:style-name="P6"><text:bookmark text:name="yiv0878455154yui_3_16_0_ym19_1_1509426400155_12295"/><text:bookmark text:name="yiv0878455154yui_3_16_0_ym19_1_1509426400155_12294"/><text:span text:style-name="T5">·</text:span><text:bookmark text:name="yiv0878455154yui_3_16_0_ym19_1_1509426400155_12296"/><text:span text:style-name="T3"> </text:span><text:bookmark text:name="yiv0878455154yui_3_16_0_ym19_1_1509426400155_12297"/>Developing Audio post processing software to remove noise and improve audio quality by using various DSP algorithms on Android Platform</text:p>
      </text:section>
      <text:section text:style-name="Sect1" text:name="yiv0878455154yui_3_16_0_ym19_1_1509426400155_12298">
        <text:p text:style-name="P6"><text:bookmark text:name="yiv0878455154yui_3_16_0_ym19_1_1509426400155_12300"/><text:bookmark text:name="yiv0878455154yui_3_16_0_ym19_1_1509426400155_12299"/><text:span text:style-name="T5">·</text:span><text:bookmark text:name="yiv0878455154yui_3_16_0_ym19_1_1509426400155_12301"/><text:span text:style-name="T3"> </text:span><text:bookmark text:name="yiv0878455154yui_3_16_0_ym19_1_1509426400155_12302"/><text:span text:style-name="T1">Board bring-up using Yocto</text:span><text:bookmark text:name="yiv0878455154yui_3_16_0_ym19_1_1509426400155_12303"/></text:p>
      </text:section>
      <text:section text:style-name="Sect1" text:name="yiv0878455154yui_3_16_0_ym19_1_1509426400155_12304">
        <text:p text:style-name="Standard"><text:bookmark text:name="yiv0878455154yui_3_16_0_ym19_1_1509426400155_12306"/><text:bookmark text:name="yiv0878455154yui_3_16_0_ym19_1_1509426400155_12305"/><text:span text:style-name="T2">·</text:span><text:bookmark text:name="yiv0878455154yui_3_16_0_ym19_1_1509426400155_12307"/><text:span text:style-name="T4"> </text:span><text:bookmark text:name="yiv0878455154yui_3_16_0_ym19_1_1509426400155_12308"/><text:span text:style-name="T1">Identifying the right source(AOSP) code for target ( BCM2837, ARM Cortex-A53)</text:span></text:p>
      </text:section>
      <text:section text:style-name="Sect1" text:name="yiv0878455154yui_3_16_0_ym19_1_1509426400155_12309">
        <text:p text:style-name="Standard"><text:bookmark text:name="yiv0878455154yui_3_16_0_ym19_1_1509426400155_12311"/><text:bookmark text:name="yiv0878455154yui_3_16_0_ym19_1_1509426400155_12310"/><text:span text:style-name="T2">·</text:span><text:bookmark text:name="yiv0878455154yui_3_16_0_ym19_1_1509426400155_12312"/><text:span text:style-name="T4"> </text:span><text:bookmark text:name="yiv0878455154yui_3_16_0_ym19_1_1509426400155_12313"/><text:span text:style-name="T1">Kernel upgrade using Linaro Tool chain</text:span><text:bookmark text:name="yiv0878455154yui_3_16_0_ym19_1_1509426400155_12314"/></text:p>
      </text:section>
      <text:section text:style-name="Sect1" text:name="yiv0878455154yui_3_16_0_ym19_1_1509426400155_12315">
        <text:p text:style-name="Standard"><text:bookmark text:name="yiv0878455154yui_3_16_0_ym19_1_1509426400155_12317"/><text:bookmark text:name="yiv0878455154yui_3_16_0_ym19_1_1509426400155_12316"/><text:span text:style-name="T2">·</text:span><text:bookmark text:name="yiv0878455154yui_3_16_0_ym19_1_1509426400155_12318"/><text:span text:style-name="T4"> </text:span><text:bookmark text:name="yiv0878455154yui_3_16_0_ym19_1_1509426400155_12319"/><text:span text:style-name="T1">Port Android-Nougat to the BCM2837 SoC</text:span><text:bookmark text:name="yiv0878455154yui_3_16_0_ym19_1_1509426400155_12320"/></text:p>
      </text:section>
      <text:section text:style-name="Sect1" text:name="yiv0878455154yui_3_16_0_ym19_1_1509426400155_12321">
        <text:p text:style-name="Standard"><text:bookmark text:name="yiv0878455154yui_3_16_0_ym19_1_1509426400155_12323"/><text:bookmark text:name="yiv0878455154yui_3_16_0_ym19_1_1509426400155_12322"/><text:span text:style-name="T2">·</text:span><text:bookmark text:name="yiv0878455154yui_3_16_0_ym19_1_1509426400155_12324"/><text:span text:style-name="T4"> </text:span><text:bookmark text:name="yiv0878455154yui_3_16_0_ym19_1_1509426400155_12325"/><text:span text:style-name="T1">Setting-up Android development environment on Linux machine</text:span></text:p>
      </text:section>
      <text:section text:style-name="Sect1" text:name="yiv0878455154yui_3_16_0_ym19_1_1509426400155_12326">
        <text:p text:style-name="P6"><text:bookmark text:name="yiv0878455154yui_3_16_0_ym19_1_1509426400155_12328"/><text:bookmark text:name="yiv0878455154yui_3_16_0_ym19_1_1509426400155_12327"/><text:span text:style-name="T2">·</text:span><text:bookmark text:name="yiv0878455154yui_3_16_0_ym19_1_1509426400155_12329"/><text:span text:style-name="T4"> </text:span><text:bookmark text:name="yiv0878455154yui_3_16_0_ym19_1_1509426400155_12330"/><text:span text:style-name="T1">Unit testing </text:span></text:p>
      </text:section>
      <text:section text:style-name="Sect1" text:name="yiv0878455154yui_3_16_0_ym19_1_1509426400155_12331">
        <text:p text:style-name="P7"/>
      </text:section>
      <text:section text:style-name="Sect1" text:name="yiv0878455154yui_3_16_0_ym19_1_1509426400155_12333">
        <text:p text:style-name="P9"><text:bookmark text:name="yiv0878455154yui_3_16_0_ym19_1_1509426400155_12336"/><text:bookmark text:name="yiv0878455154yui_3_16_0_ym19_1_1509426400155_12335"/><text:bookmark text:name="yiv0878455154yui_3_16_0_ym19_1_1509426400155_12334"/>Contribution:<text:bookmark text:name="yiv0878455154yui_3_16_0_ym19_1_1509426400155_12339"/><text:bookmark text:name="yiv0878455154yui_3_16_0_ym19_1_1509426400155_12338"/><text:bookmark text:name="yiv0878455154yui_3_16_0_ym19_1_1509426400155_12337"/></text:p>
      </text:section>
      <text:section text:style-name="Sect1" text:name="yiv0878455154yui_3_16_0_ym19_1_1509426400155_12340">
        <text:p text:style-name="P8"/>
      </text:section>
      <text:section text:style-name="Sect1" text:name="yiv0878455154yui_3_16_0_ym19_1_1509426400155_12343">
        <text:p text:style-name="Standard"><text:bookmark text:name="yiv0878455154yui_3_16_0_ym19_1_1509426400155_12345"/><text:bookmark text:name="yiv0878455154yui_3_16_0_ym19_1_1509426400155_12344"/><text:span text:style-name="T2">·</text:span><text:bookmark text:name="yiv0878455154yui_3_16_0_ym19_1_1509426400155_12346"/><text:span text:style-name="T4"> </text:span><text:bookmark text:name="yiv0878455154yui_3_16_0_ym19_1_1509426400155_12347"/><text:span text:style-name="T1">Ported Android-Nougat to the BCM2857-SoC</text:span><text:bookmark text:name="yiv0878455154yui_3_16_0_ym19_1_1509426400155_12348"/></text:p>
      </text:section>
      <text:section text:style-name="Sect1" text:name="yiv0878455154yui_3_16_0_ym19_1_1509426400155_12349">
        <text:p text:style-name="P6"><text:bookmark text:name="yiv0878455154yui_3_16_0_ym19_1_1509426400155_12351"/><text:bookmark text:name="yiv0878455154yui_3_16_0_ym19_1_1509426400155_12350"/><text:span text:style-name="T5">·</text:span><text:bookmark text:name="yiv0878455154yui_3_16_0_ym19_1_1509426400155_12352"/><text:span text:style-name="T3"> </text:span><text:bookmark text:name="yiv0878455154yui_3_16_0_ym19_1_1509426400155_12353"/><text:span text:style-name="T1">Board bring-up activities with Yocto customized images</text:span><text:bookmark text:name="yiv0878455154yui_3_16_0_ym19_1_1509426400155_12354"/></text:p>
      </text:section>
      <text:section text:style-name="Sect1" text:name="yiv0878455154yui_3_16_0_ym19_1_1509426400155_12355">
        <text:p text:style-name="P6"><text:bookmark text:name="yiv0878455154yui_3_16_0_ym19_1_1509426400155_12357"/><text:bookmark text:name="yiv0878455154yui_3_16_0_ym19_1_1509426400155_12356"/><text:span text:style-name="T5">·</text:span><text:bookmark text:name="yiv0878455154yui_3_16_0_ym19_1_1509426400155_12358"/><text:span text:style-name="T3"> </text:span><text:bookmark text:name="yiv0878455154yui_3_16_0_ym19_1_1509426400155_12359"/><text:span text:style-name="T1">Prepared Design document</text:span>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0:23:44.790369785</meta:creation-date>
    <dc:date>2017-10-31T19:44:41.152075107</dc:date>
    <meta:editing-duration>PT42M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19" meta:character-count="778" meta:non-whitespace-character-count="675"/>
  </office:meta>
</office:document-meta>
</file>